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4pt" officeooo:rsid="000a10fa" officeooo:paragraph-rsid="000a10fa" style:font-size-asian="14pt" style:font-size-complex="14pt"/>
    </style:style>
    <style:style style:name="P2" style:family="paragraph" style:parent-style-name="Standard">
      <style:paragraph-properties fo:line-height="150%" fo:text-align="justify" style:justify-single-word="false"/>
      <style:text-properties fo:font-size="14pt" officeooo:rsid="000a10fa" officeooo:paragraph-rsid="000a10fa" style:font-size-asian="14pt" style:font-size-complex="14pt"/>
    </style:style>
    <style:style style:name="P3" style:family="paragraph" style:parent-style-name="Standard">
      <style:paragraph-properties fo:line-height="150%" fo:text-align="justify" style:justify-single-word="false"/>
      <style:text-properties fo:font-size="14pt" officeooo:rsid="000b5aa9" officeooo:paragraph-rsid="000b5aa9" style:font-size-asian="14pt" style:font-size-complex="14pt"/>
    </style:style>
    <style:style style:name="P4" style:family="paragraph" style:parent-style-name="Standard">
      <style:paragraph-properties fo:line-height="150%" fo:text-align="justify" style:justify-single-word="false"/>
      <style:text-properties fo:font-size="14pt" officeooo:rsid="000d3d41" officeooo:paragraph-rsid="000d3d41" style:font-size-asian="14pt" style:font-size-complex="14pt"/>
    </style:style>
    <style:style style:name="T1" style:family="text">
      <style:text-properties officeooo:rsid="000b5a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JOURNAL UNIT 2 </text:p>
      <text:p text:style-name="P1">NAME: ADUNOLA SMITH</text:p>
      <text:p text:style-name="P1"/>
      <text:p text:style-name="P2">I started th week by studying the text material “Introduction to Programming using Java”. Precisely, I focused on the third chapter, “Control”, which contained Blocks, Loops, Branches, Algorthm Development, while and do while loops, the for statement, the if statement, the swich statement, exception and try catch. Although I experienced difficulty grasping some of the concept, I was able to familiarize myself through practice of the examples that was given. </text:p>
      <text:p text:style-name="P2">Moving on to the Discussion activity that was given, <text:span text:style-name="T1">to be able to give my own examples of while, do while and for loop, I had to reveiew the concepts in the while, do while and for statements in the text material once again. This gave me a better understanding of the concepts and thereafter, able to come up with simple examples best to my knowledge on the concept of control statements. The advantages and disadvantages was also formulated from the differences noticed from the three control concepts during practice. </text:span></text:p>
      <text:p text:style-name="P3">My first example of a while loop:</text:p>
      <text:p text:style-name="P3">public class test2 {</text:p>
      <text:p text:style-name="P3"><text:s text:c="4"/>public static void main(String[] args){</text:p>
      <text:p text:style-name="P3"><text:s text:c="8"/>int loanAmount = 100;</text:p>
      <text:p text:style-name="P3"><text:s text:c="8"/>int payment = 10;</text:p>
      <text:p text:style-name="P3"><text:s text:c="8"/>int iteration = 0;</text:p>
      <text:p text:style-name="P3"/>
      <text:p text:style-name="P3"><text:s text:c="8"/>while (loanAmount &gt; 10){</text:p>
      <text:p text:style-name="P3"><text:s text:c="12"/>loanAmount = loanAmount - payment;</text:p>
      <text:p text:style-name="P3"><text:s text:c="12"/>iteration ++;</text:p>
      <text:p text:style-name="P3"><text:s text:c="8"/>}</text:p>
      <text:p text:style-name="P3"><text:s text:c="8"/>System.out.println("Times Paid: " + iteration );</text:p>
      <text:p text:style-name="P3"><text:s text:c="4"/>}</text:p>
      <text:p text:style-name="P3">}</text:p>
      <text:p text:style-name="P4"><text:soft-page-break/>The example was gotten from the idea that a loan amount will keep decreasing while its being paid installmentally until the payment is finished. In the example, I was able to ouput the number of times the payment had to be made which was named by the variable ‘iteration’. </text:p>
      <text:p text:style-name="P4">After finishing this task, the next</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4T16:52:25.089283290</meta:creation-date>
    <dc:date>2022-06-24T17:11:48.985009140</dc:date>
    <meta:editing-duration>PT8M2S</meta:editing-duration>
    <meta:editing-cycles>2</meta:editing-cycles>
    <meta:generator>LibreOffice/7.3.2.2$Linux_X86_64 LibreOffice_project/30$Build-2</meta:generator>
    <meta:document-statistic meta:table-count="0" meta:image-count="0" meta:object-count="0" meta:page-count="2" meta:paragraph-count="19" meta:word-count="270" meta:character-count="1684" meta:non-whitespace-character-count="1349"/>
  </office:meta>
</office:document-meta>
</file>